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text-properties officeooo:rsid="00061c99" officeooo:paragraph-rsid="000ec04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c01bf" officeooo:paragraph-rsid="000c01bf"/>
    </style:style>
    <style:style style:name="P11" style:family="paragraph" style:parent-style-name="Table_20_Contents">
      <style:text-properties officeooo:rsid="0007422c" officeooo:paragraph-rsid="0007422c"/>
    </style:style>
    <style:style style:name="P12" style:family="paragraph" style:parent-style-name="Table_20_Contents">
      <style:text-properties officeooo:rsid="000ec047" officeooo:paragraph-rsid="000ec047"/>
    </style:style>
    <style:style style:name="P13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14" style:family="paragraph" style:parent-style-name="Table_20_Contents">
      <style:text-properties officeooo:rsid="0010f0ff" officeooo:paragraph-rsid="0010f0ff"/>
    </style:style>
    <style:style style:name="P15" style:family="paragraph" style:parent-style-name="Title">
      <style:text-properties officeooo:paragraph-rsid="0017fe02"/>
    </style:style>
    <style:style style:name="P16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17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P18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19" style:family="paragraph" style:parent-style-name="Table_20_Contents">
      <style:text-properties officeooo:rsid="00061c99" officeooo:paragraph-rsid="0017fe02"/>
    </style:style>
    <style:style style:name="P20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23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24" style:family="paragraph" style:parent-style-name="Table_20_Contents">
      <style:text-properties officeooo:rsid="0010f0ff" officeooo:paragraph-rsid="0017fe02"/>
    </style:style>
    <style:style style:name="P25" style:family="paragraph" style:parent-style-name="Table_20_Contents">
      <style:text-properties officeooo:paragraph-rsid="0017fe02"/>
    </style:style>
    <style:style style:name="P26" style:family="paragraph" style:parent-style-name="Table_20_Contents">
      <style:text-properties officeooo:rsid="0017fe02" officeooo:paragraph-rsid="0017fe02"/>
    </style:style>
    <style:style style:name="P27" style:family="paragraph" style:parent-style-name="Table_20_Contents">
      <style:text-properties officeooo:rsid="0017fe02" officeooo:paragraph-rsid="001989d0"/>
    </style:style>
    <style:style style:name="P28" style:family="paragraph" style:parent-style-name="Table_20_Contents">
      <style:text-properties officeooo:rsid="001989d0" officeooo:paragraph-rsid="001989d0"/>
    </style:style>
    <style:style style:name="P29" style:family="paragraph" style:parent-style-name="Text_20_body">
      <style:text-properties officeooo:rsid="0009cb73" officeooo:paragraph-rsid="0009cb73"/>
    </style:style>
    <style:style style:name="P30" style:family="paragraph" style:parent-style-name="Text_20_body">
      <style:text-properties officeooo:rsid="0009cb73" officeooo:paragraph-rsid="0017fe02"/>
    </style:style>
    <style:style style:name="P31" style:family="paragraph" style:parent-style-name="Text_20_body">
      <style:text-properties officeooo:paragraph-rsid="0017fe02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6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0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5">Création d’au moins une application JS </text:p>
            <text:p text:style-name="P12">chronomots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<text:span text:style-name="T8">le</text:span>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<text:span text:style-name="T8">n</text:span>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13">Bug avec les asserts de la classe user</text:p>
          </table:table-cell>
        </table:table-row>
      </table:table>
      <text:h text:style-name="P16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6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<text:span text:style-name="T6">s</text:span> de l’application (patient/bilan), <text:span text:style-name="T2">et affichage de celle-ci. Sécurisation des champs obligatoires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1">Champs classe patient/bilan à <text:span text:style-name="T3">compléter.</text:span></text:p>
            <text:p text:style-name="P10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4">Schéma relationnel de BDD + BDD opérationnel<text:span text:style-name="T6">le</text:span>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14">Sécurisation du site avec un identifiant et un mot de passe</text:p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14">Compte crée mais autorisation non fini. Vérification des paramètres saisie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15"><text:soft-page-break/>Réunion <text:span text:style-name="T9">2</text:span> bilan sprint <text:span text:style-name="T9">05</text:span>/0<text:span text:style-name="T9">4</text:span>/2019</text:p>
      <text:p text:style-name="P31"/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Objectif</text:p>
          </table:table-cell>
          <table:table-cell table:style-name="Tableau3.A1" office:value-type="string">
            <text:p text:style-name="P18">Responsables</text:p>
          </table:table-cell>
          <table:table-cell table:style-name="Tableau3.A1" office:value-type="string">
            <text:p text:style-name="P18">Objectif atteint</text:p>
          </table:table-cell>
          <table:table-cell table:style-name="Tableau3.D1" office:value-type="string">
            <text:p text:style-name="P20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6">Pouvoir supprimer un patient ou un bilan. Faire le lien entre les classes patient et bilan .</text:p>
          </table:table-cell>
          <table:table-cell table:style-name="Tableau3.A2" office:value-type="string">
            <text:p text:style-name="P18">Clément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6">Problème rencontré lors du passage de l’id du patient et du bilan</text:p>
          </table:table-cell>
        </table:table-row>
        <table:table-row table:style-name="Tableau3.3">
          <table:table-cell table:style-name="Tableau3.A2" office:value-type="string">
            <text:p text:style-name="P26">Intégration de l’application existante au projet. Développement D’une nouvelle appli.</text:p>
          </table:table-cell>
          <table:table-cell table:style-name="Tableau3.A2" office:value-type="string">
            <text:p text:style-name="P18">Thomas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5"/>
          </table:table-cell>
        </table:table-row>
        <table:table-row table:style-name="Tableau3.4">
          <table:table-cell table:style-name="Tableau3.A2" office:value-type="string">
            <text:p text:style-name="P26">Finir connexion à distance et lier la BDD à l’application.</text:p>
          </table:table-cell>
          <table:table-cell table:style-name="Tableau3.A2" office:value-type="string">
            <text:p text:style-name="P18">Karl</text:p>
          </table:table-cell>
          <table:table-cell table:style-name="Tableau3.A2" office:value-type="string">
            <text:p text:style-name="P18"><text:span text:style-name="T8">n</text:span>on</text:p>
          </table:table-cell>
          <table:table-cell table:style-name="Tableau3.D2" office:value-type="string">
            <text:p text:style-name="P1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6">Définir les différentes autorisation.</text:p>
            <text:p text:style-name="P26">Ajout suppression des utilisateur</text:p>
            <text:p text:style-name="P26">création d’un exercices</text:p>
          </table:table-cell>
          <table:table-cell table:style-name="Tableau3.A2" office:value-type="string">
            <text:p text:style-name="P18">Nathan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1">Difficulté a prendre en main le java script. <text:span text:style-name="T10">Exercice en cour de développement.</text:span></text:p>
          </table:table-cell>
        </table:table-row>
      </table:table>
      <text:h text:style-name="P17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8">Description de la taches </text:p>
          </table:table-cell>
          <table:table-cell table:style-name="Tableau4.A1" office:value-type="string">
            <text:p text:style-name="P20"><text:s/><text:span text:style-name="T1">Responsables </text:span></text:p>
          </table:table-cell>
          <table:table-cell table:style-name="Tableau4.C1" office:value-type="string">
            <text:p text:style-name="P18">Commentaire ou consignes </text:p>
          </table:table-cell>
        </table:table-row>
        <table:table-row>
          <table:table-cell table:style-name="Tableau4.A2" office:value-type="string">
            <text:p text:style-name="P27">Pouvoir supprimer un patient ou un bilan. Faire le lien entre les classes patient et bilan .</text:p>
          </table:table-cell>
          <table:table-cell table:style-name="Tableau4.A2" office:value-type="string">
            <text:p text:style-name="P22">Clément</text:p>
          </table:table-cell>
          <table:table-cell table:style-name="Tableau4.C2" office:value-type="string">
            <text:p text:style-name="P28">Tri par ordre alphabétique par nom. Et adaptation du CSS pour tablette.</text:p>
          </table:table-cell>
        </table:table-row>
        <table:table-row>
          <table:table-cell table:style-name="Tableau4.A2" office:value-type="string">
            <text:p text:style-name="P27">Finir connexion à distance et lier la BDD à l’application.</text:p>
          </table:table-cell>
          <table:table-cell table:style-name="Tableau4.A2" office:value-type="string">
            <text:p text:style-name="P23">Karl</text:p>
          </table:table-cell>
          <table:table-cell table:style-name="Tableau4.C2" office:value-type="string">
            <text:p text:style-name="P28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7">Intégration de l’application existante au projet. Développement D’une nouvelle appli.</text:p>
          </table:table-cell>
          <table:table-cell table:style-name="Tableau4.A2" office:value-type="string">
            <text:p text:style-name="P23">Thomas</text:p>
          </table:table-cell>
          <table:table-cell table:style-name="Tableau4.C2" office:value-type="string">
            <text:p text:style-name="P28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27">Définir les différentes autorisation.</text:p>
            <text:p text:style-name="P27">Ajout suppression des utilisateur</text:p>
            <text:p text:style-name="P27">création d’un exercices</text:p>
          </table:table-cell>
          <table:table-cell table:style-name="Tableau4.A2" office:value-type="string">
            <text:p text:style-name="P23">Nathan</text:p>
          </table:table-cell>
          <table:table-cell table:style-name="Tableau4.C2" office:value-type="string">
            <text:p text:style-name="P24">Compte crée mais autorisation non fini. Vérification des paramètres saisie. </text:p>
          </table:table-cell>
        </table:table-row>
      </table:table>
      <text:p text:style-name="P31"/>
      <text:p text:style-name="P30">Bilan :</text:p>
      <text:p text:style-name="P30">Objectif atte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05T15:17:46.171000000</dc:date>
    <meta:editing-duration>PT1H18M42S</meta:editing-duration>
    <meta:editing-cycles>15</meta:editing-cycles>
    <meta:generator>LibreOffice/5.3.7.2$Windows_X86_64 LibreOffice_project/6b8ed514a9f8b44d37a1b96673cbbdd077e24059</meta:generator>
    <meta:document-statistic meta:table-count="4" meta:image-count="0" meta:object-count="0" meta:page-count="2" meta:paragraph-count="82" meta:word-count="401" meta:character-count="2628" meta:non-whitespace-character-count="2292"/>
  </office:meta>
</office:document-meta>
</file>